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00314B0D0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3" svg:font-family="'Times New Roman'" style:font-family-generic="roman"/>
    <style:font-face style:name="Courier 10 Pitch" svg:font-family="'Courier 10 Pitch'" style:font-pitch="fixed"/>
    <style:font-face style:name="Lohit Gujarati1" svg:font-family="'Lohit Gujarati'" style:font-pitch="variable"/>
    <style:font-face style:name="Lohit Gujarati" svg:font-family="'Lohit Gujarati'" style:font-adornments="Regular"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Nimbus Sans L" svg:font-family="'Nimbus Sans L'" style:font-adornments="Bold"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break-before="page"/>
    </style:style>
    <style:style style:name="P3"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4" style:family="paragraph" style:parent-style-name="Contents_20_Heading">
      <style:paragraph-properties fo:break-before="page"/>
    </style:style>
    <style:style style:name="P5" style:family="paragraph" style:parent-style-name="Standard">
      <style:paragraph-properties fo:text-align="center" style:justify-single-word="false"/>
      <style:text-properties fo:font-size="13pt" fo:background-color="transparent" style:font-size-asian="13pt" style:font-size-complex="13pt"/>
    </style:style>
    <style:style style:name="P6"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7" style:family="paragraph" style:parent-style-name="Standard">
      <style:paragraph-properties fo:line-height="150%" fo:text-align="center" style:justify-single-word="false"/>
      <style:text-properties fo:font-size="16pt" fo:background-color="transparent" style:font-size-asian="16pt" style:font-size-complex="16pt"/>
    </style:style>
    <style:style style:name="P8" style:family="paragraph" style:parent-style-name="Standard">
      <style:paragraph-properties fo:line-height="150%" fo:text-align="start" style:justify-single-word="false"/>
      <style:text-properties fo:font-size="16pt" fo:background-color="transparent" style:font-size-asian="16pt" style:font-size-complex="16pt"/>
    </style:style>
    <style:style style:name="P9" style:family="paragraph" style:parent-style-name="Standard">
      <style:paragraph-properties fo:line-height="150%" fo:text-align="center" style:justify-single-word="false"/>
      <style:text-properties fo:font-size="16pt" fo:font-weight="bold" fo:background-color="transparent" style:font-size-asian="16pt" style:font-weight-asian="bold" style:font-size-complex="16pt" style:font-weight-complex="bold"/>
    </style:style>
    <style:style style:name="P10" style:family="paragraph" style:parent-style-name="Standard">
      <style:paragraph-properties fo:line-height="150%" fo:text-align="center" style:justify-single-word="false"/>
      <style:text-properties fo:font-size="16pt" style:font-size-asian="16pt" style:font-size-complex="16pt"/>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line-height="150%" fo:text-align="center" style:justify-single-word="false"/>
      <style:text-properties fo:font-size="20pt" fo:font-weight="bold" fo:background-color="transparent" style:font-size-asian="20pt" style:font-weight-asian="bold" style:font-size-complex="20pt" style:font-weight-complex="bold"/>
    </style:style>
    <style:style style:name="P13" style:family="paragraph" style:parent-style-name="Standard">
      <style:paragraph-properties fo:line-height="150%" fo:text-align="start" style:justify-single-word="false"/>
      <style:text-properties style:font-name="Times New Roman2" fo:font-size="13pt" fo:background-color="transparent" style:font-size-asian="13pt" style:font-size-complex="13pt"/>
    </style:style>
    <style:style style:name="P14" style:family="paragraph" style:parent-style-name="comment">
      <style:paragraph-properties fo:margin-left="0cm" fo:margin-right="0cm" fo:text-indent="0cm" style:auto-text-indent="false"/>
    </style:style>
    <style:style style:name="P15" style:family="paragraph" style:parent-style-name="Text_20_body">
      <style:paragraph-properties fo:text-align="center" style:justify-single-word="false"/>
    </style:style>
    <style:style style:name="P16" style:family="paragraph" style:parent-style-name="Text_20_body">
      <style:text-properties fo:font-size="12pt" style:font-size-asian="10.5pt" style:font-size-complex="12pt"/>
    </style:style>
    <style:style style:name="P17" style:family="paragraph" style:parent-style-name="Text_20_body">
      <style:text-properties fo:background-color="#ff0000"/>
    </style:style>
    <style:style style:name="P18" style:family="paragraph" style:parent-style-name="Text_20_body">
      <style:paragraph-properties fo:text-align="center" style:justify-single-word="false"/>
      <style:text-properties fo:background-color="#ff0000"/>
    </style:style>
    <style:style style:name="P19" style:family="paragraph" style:parent-style-name="Text_20_body">
      <style:text-properties fo:background-color="#ffff00"/>
    </style:style>
    <style:style style:name="P20" style:family="paragraph" style:parent-style-name="Contents_20_2">
      <style:paragraph-properties>
        <style:tab-stops>
          <style:tab-stop style:position="15.512cm" style:type="right" style:leader-style="dotted" style:leader-text="."/>
        </style:tab-stops>
      </style:paragraph-properties>
    </style:style>
    <style:style style:name="P21" style:family="paragraph" style:parent-style-name="Contents_20_1">
      <style:paragraph-properties>
        <style:tab-stops>
          <style:tab-stop style:position="16.011cm" style:type="right" style:leader-style="dotted" style:leader-text="."/>
        </style:tab-stops>
      </style:paragraph-properties>
    </style:style>
    <style:style style:name="P22" style:family="paragraph" style:parent-style-name="Contents_20_3">
      <style:paragraph-properties>
        <style:tab-stops>
          <style:tab-stop style:position="15.012cm" style:type="right" style:leader-style="dotted" style:leader-text="."/>
        </style:tab-stops>
      </style:paragraph-properties>
    </style:style>
    <style:style style:name="P23" style:family="paragraph" style:parent-style-name="Contents_20_4">
      <style:paragraph-properties>
        <style:tab-stops>
          <style:tab-stop style:position="14.513cm" style:type="right" style:leader-style="dotted" style:leader-text="."/>
        </style:tab-stops>
      </style:paragraph-properties>
    </style:style>
    <style:style style:name="P24" style:family="paragraph" style:parent-style-name="Standard" style:master-page-name="First_20_Page">
      <style:paragraph-properties fo:line-height="150%" fo:text-align="center" style:justify-single-word="false" style:page-number="auto"/>
      <style:text-properties fo:font-size="18pt" fo:background-color="transparent" style:font-size-asian="18pt" style:font-size-complex="18pt"/>
    </style:style>
    <style:style style:name="P25" style:family="paragraph" style:parent-style-name="Heading">
      <style:paragraph-properties fo:break-before="page"/>
    </style:style>
    <style:style style:name="P26" style:family="paragraph" style:parent-style-name="Text_20_body" style:list-style-name="L1"/>
    <style:style style:name="P27" style:family="paragraph" style:parent-style-name="Text_20_body" style:list-style-name="L4"/>
    <style:style style:name="P28" style:family="paragraph" style:parent-style-name="Text_20_body">
      <style:text-properties fo:background-color="#ffff00"/>
    </style:style>
    <style:style style:name="P29" style:family="paragraph" style:parent-style-name="tekst_20_pracy" style:list-style-name="L3">
      <style:text-properties fo:font-size="12pt" fo:background-color="#ff0000" style:font-size-asian="10.5pt" style:font-size-complex="12pt"/>
    </style:style>
    <style:style style:name="P30" style:family="paragraph" style:parent-style-name="tekst_20_pracy" style:list-style-name="L3">
      <style:text-properties fo:font-size="12pt" style:font-size-asian="10.5pt" style:font-size-complex="12pt"/>
    </style:style>
    <style:style style:name="T1" style:family="text">
      <style:text-properties style:font-name="Courier 10 Pitch"/>
    </style:style>
    <style:style style:name="T2" style:family="text">
      <style:text-properties fo:background-color="#ff0000"/>
    </style:style>
    <style:style style:name="T3" style:family="text">
      <style:text-properties style:font-name="Lohit Gujarati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UNIWERSYTET MIKOŁAJA KOPERNIKA W TORUNIU</text:p>
      <text:p text:style-name="P7"><draw:frame draw:style-name="fr1" draw:name="graphics1" text:anchor-type="paragraph" svg:x="0.683cm" svg:y="0.118cm" svg:width="15.685cm" svg:height="0.041cm" draw:z-index="0"><draw:image xlink:href="Pictures/10000000000002800000000314B0D070.png" xlink:type="simple" xlink:show="embed" xlink:actuate="onLoad"/></draw:frame>W Y D Z I A Ł <text:s text:c="3"/>M A T E M A T Y K I <text:s text:c="3"/>I <text:s text:c="3"/>I N F O R M A T Y K I</text:p>
      <text:p text:style-name="P11"/>
      <text:p text:style-name="P13"/>
      <text:p text:style-name="P13"/>
      <text:p text:style-name="P8"/>
      <text:p text:style-name="P8"/>
      <text:p text:style-name="P8"/>
      <text:p text:style-name="P8"/>
      <text:p text:style-name="P8"/>
      <text:p text:style-name="P9">Paweł Piątkowski</text:p>
      <text:p text:style-name="P7"/>
      <text:p text:style-name="P12">GRAFICZNY EDYTOR ZAPYTAŃ TYPU S.O.D.A.</text:p>
      <text:p text:style-name="P7"/>
      <text:p text:style-name="P7"/>
      <text:p text:style-name="P10"/>
      <text:p text:style-name="P7"/>
      <text:p text:style-name="P7"/>
      <text:p text:style-name="P10"/>
      <text:p text:style-name="P10"/>
      <text:p text:style-name="P10"/>
      <text:p text:style-name="P6"><text:tab/><text:line-break/></text:p>
      <text:p text:style-name="P6"/>
      <text:p text:style-name="P6"><draw:frame draw:style-name="fr1" draw:name="graphics2" text:anchor-type="paragraph" svg:x="4.932cm" svg:y="0.61cm" svg:width="6.957cm" svg:height="0.041cm" draw:z-index="1"><draw:image xlink:href="Pictures/10000000000002800000000314B0D070.png" xlink:type="simple" xlink:show="embed" xlink:actuate="onLoad"/></draw:frame></text:p>
      <text:p text:style-name="P5">Toruń 2009</text:p>
      <text:p text:style-name="P5"/>
      <text:p text:style-name="P3"><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p>
      <text:p text:style-name="P6"/>
      <text:p text:style-name="P6"/>
      <text:p text:style-name="P6"/>
      <text:p text:style-name="P6"/>
      <text:p text:style-name="P6"/>
      <text:p text:style-name="P6"/>
      <text:p text:style-name="P6"><text:tab/>Praca magisterska </text:p>
      <text:p text:style-name="P6"><text:tab/>napisana pod kierunkiem</text:p>
      <text:p text:style-name="P6"><text:tab/>dr hab. Krzysztofa Stencla prof. UMK</text:p>
      <text:p text:style-name="P2">strzeszczenie / abstract</text:p>
      <text:p text:style-name="Standard"/>
      <text:p text:style-name="P2">podziekowania</text:p>
      <text:p text:style-name="Standard"/>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Spis treści</text:p>
          </text:index-title>
          <text:p text:style-name="P21">Wstęp<text:tab/>8</text:p>
          <text:p text:style-name="P21">Rozdział I<text:tab/>9</text:p>
          <text:p text:style-name="P20">1. Omówienie problemu<text:tab/>9</text:p>
          <text:p text:style-name="P20">2. Kontekst pracy<text:tab/>10</text:p>
          <text:p text:style-name="P20">3. Cel pracy<text:tab/>10</text:p>
          <text:p text:style-name="P20">4. Przyjęte rozwiązania<text:tab/>10</text:p>
          <text:p text:style-name="P20">5. Rezultaty pracy<text:tab/>11</text:p>
          <text:p text:style-name="P20">6. Organizacja pracy<text:tab/>11</text:p>
          <text:p text:style-name="P21">Rozdział II<text:tab/>12</text:p>
          <text:p text:style-name="P20">1. Co to jest, do czego i po co<text:tab/>12</text:p>
          <text:p text:style-name="P20">2. Możliwości i ficzery<text:tab/>12</text:p>
          <text:p text:style-name="P20">3. Co jest w tym innowacyjnego i czemu jest fajne<text:tab/>12</text:p>
          <text:p text:style-name="P20">4. Użyte narzędzia i technologie<text:tab/>12</text:p>
          <text:p text:style-name="P22">4.1. db4o<text:tab/>12</text:p>
          <text:p text:style-name="P23">4.1.1. S.O.D.A.<text:tab/>12</text:p>
        </text:index-body>
      </text:table-of-content>
      <text:p text:style-name="Standard"/>
      <text:list xml:id="list1333212328" text:style-name="Outline">
        <text:list-item>
          <text:h text:style-name="P25" text:outline-level="1">Wstęp</text:h>
        </text:list-item>
      </text:list>
      <text:p text:style-name="P14"/>
      <text:p text:style-name="Text_20_body"><text:tab/>...</text:p>
      <text:p text:style-name="Text_20_body"/>
      <text:list xml:id="list1381937101" text:continue-numbering="true" text:style-name="Outline">
        <text:list-item>
          <text:h text:style-name="P25" text:outline-level="1">Rozdział I</text:h>
        </text:list-item>
      </text:list>
      <text:p text:style-name="P14">Wprowadzenie</text:p>
      <text:p text:style-name="P14"/>
      <text:p text:style-name="P14"/>
      <text:list xml:id="list1454892997" text:continue-numbering="true" text:style-name="Outline">
        <text:list-item>
          <text:list>
            <text:list-item>
              <text:h text:style-name="Heading_20_1" text:outline-level="2">Omówienie problemu</text:h>
              <text:list>
                <text:list-item>
                  <text:h text:style-name="Heading_20_2" text:outline-level="3">Obiektowe Bazy Danych</text:h>
                </text:list-item>
              </text:list>
            </text:list-item>
          </text:list>
        </text:list-item>
      </text:list>
      <text:p text:style-name="Text_20_body"><text:tab/>Jednym z głównych powodów rozwoju obiektowych baz danych było rozwiązanie tzw. problemu niezgodności impedancji (ang. impedence mismatch). Problem ten powstaje ze względu na fundamentalne różnice pomiędzy paradygmatem relacyjnym, na którym oparte są Relacyjnymi Systemami Zarządzania Bazą Danych (RSZBD), a obiektowym, z którego wyrastają języki programowania zorientowane obiektowo. Programista piszący program w duchu OOP (Object Oriented Programming) zmuszony jest wyjść ze świata zorientowanego obiektow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które ułatwiają mapowanie obiekt – relacja. Są one z sukcesem stosowane jednak wielu ekspertów uważa je za problematyczne.<text:note text:id="ftn1" text:note-class="footnote"><text:note-citation>1</text:note-citation><text:note-body><text:p text:style-name="Footnote">Ted Neward – The Vietnam of Computer Science (http://blogs.tedneward.com/2006/06/26/The+Vietnam+Of+Computer+Science.aspx) </text:p></text:note-body></text:note> </text:p>
      <text:p text:style-name="Text_20_body"><text:soft-page-break/><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text:s/>Gdy chcemy utrwalić obiekt czynimy to w jednej linijce kodu. Wczytując dane otrzymujemy obiekty, z którymi możemy pracować. Nie ma tu potrzeby mapowania tabel na obiekty, które to zwykle jest konieczne w przypadku baz relacyjnych.</text:p>
      <text:p text:style-name="Text_20_body"><text:tab/>Tak fundamentalnie różne podejście do przechowywania danych w obu sytemach zarządzania bazą danych skutkuje odmiennymi metodami dostępu do nich. Istnieje wiele metod dostępu do danych w zapisanych w OSZBD. W niniejszej pracy skupię się na jednym z trzech mechanizmów dostępnych w obiektowej bazie danych db4o – zapytaniach typu SODA. </text:p>
      <text:list xml:id="list323244873" text:continue-numbering="true" text:style-name="Outline">
        <text:list-item>
          <text:list>
            <text:list-item>
              <text:list>
                <text:list-item>
                  <text:h text:style-name="Heading_20_2" text:outline-level="3">SODA - Simple Object Database Access</text:h>
                </text:list-item>
              </text:list>
            </text:list-item>
          </text:list>
        </text:list-item>
      </text:list>
      <text:p text:style-name="Text_20_body"><text:tab/>SODA <text:s/>to niskopoziomowe API umożliwiające tworzenie zapytań do bazy danych db4o. Powstało w 2002 roku jako projekt Open Source rozwijany przez Carla Rosenbergera na potrzeby tworzonej wtedy przez niego obiektowej bazy danych – db4o. W tym czasie SODA było jedynym mechanizmem dostępu do danych oferowanym przez db4o. W chwili obecnej db4o oferuje cztery takie mechnizmy:</text:p>
      <text:list xml:id="list2095865131" text:style-name="L4">
        <text:list-item>
          <text:p text:style-name="P27">Native Queries</text:p>
        </text:list-item>
        <text:list-item>
          <text:p text:style-name="P27">Query By Example</text:p>
        </text:list-item>
        <text:list-item>
          <text:p text:style-name="P27">LINQ</text:p>
        </text:list-item>
        <text:list-item>
          <text:p text:style-name="P27">SODA</text:p>
        </text:list-item>
      </text:list>
      <text:p text:style-name="Text_20_body">Należy w tym miejscu zaznaczyć, iż db4o rozwijana jest dla dwóch platform – .NET i Java. LINQ dostępny jest tylko w wersji db4o przeznaczonej dla platformy .NET, natomiast pozostałe trzy metody dostępu do danych znajdziemy w obu wersjach db4o. Warto wiedzieć, że SODA jest podstawą Native Queries – każde zapytanie Native Query jest konwertowane na graf zapytania SODA.</text:p>
      <text:p text:style-name="Text_20_body"><text:tab/> W zapytaniach typu SODA programista tworzy graf zapytania. Graf ten określa jakie obiekty znajdą się w zbiorze obiektów zwróconych przez zapytanie. Wierzchołki grafu zapytania reprezentują nałożone na pola klasy ograniczenia, które muszą być spełnione aby obiekt danej klasy znalazł się w kolekcji obiektów <text:soft-page-break/>zwracanej po wykonaniu zapytania. Krawędzie natomiast wskazują którego pola danej klasy dotyczy warunek zdefiniowany w wierzchołku do którego dana krawędź prowadzi. Tworzenie zapytań typu SODA opiera się na wywołaniach metody <text:span text:style-name="T1">descend()</text:span><text:span text:style-name="T3">, która przechodzi w głąb klasy, będącej punktem wejścia, pozwalając programiście dostać się do jej zagnieżdżonych obiektów. Tę podróż można intuicyjnie przedstawić w postaci grafu, który o wiele szybciej i prościej jest analizować niż kod kolejnych wywołań SODA API.</text:span></text:p>
      <text:p text:style-name="Text_20_body"><text:span text:style-name="T3"><text:tab/>Prześledźmy proces tworzenie grafu zapytania na przykładzie. </text:span></text:p>
      <text:p text:style-name="P19"><text:span text:style-name="T3">PRZYKŁAD</text:span></text:p>
      <text:p text:style-name="Text_20_body"/>
      <text:p text:style-name="P19">Soda tutorial <text:s/>z pdfa rosenberga</text:p>
      <text:p text:style-name="Text_20_body"/>
      <text:p text:style-name="P18">OBRAZEK</text:p>
      <text:p text:style-name="P15"/>
      <text:p text:style-name="P15"/>
      <text:p text:style-name="Text_20_body"><text:tab/><text:span text:style-name="T3"> Jest to istotne szczególnie dla osób, które dopiero zapoznają się z zapytaniami SODA. </text:span></text:p>
      <text:p text:style-name="Text_20_body"><text:span text:style-name="T3"><text:tab/></text:span></text:p>
      <text:p text:style-name="Text_20_body"><text:span text:style-name="T3"><text:tab/>SODA nie jest pozbawiona wad. Tworzenie zapytań wymaga używania łańcuchów znakowych co sprawia iż zapytania SODA, w przeciwieństwie do Native Queries, nie poddają się refactoringowi oraz nie mogą być sprawdzane w czasie kompilacji. SODA jest również mało intuicyjna. Z tych powodów Native Queries są zalecaną metodą tworzenie zapytań dla typowych zastosowań. Z drugiej strony wielką zaletą zapytań SODA jest ich szybkość – chociażby z tego powodu każdy użytkownik db4o powinien potrafić używać tego API.</text:span></text:p>
      <text:p text:style-name="Text_20_body"/>
      <text:p text:style-name="Text_20_body"/>
      <text:p text:style-name="P15"><text:tab/></text:p>
      <text:p text:style-name="P15"/>
      <text:p text:style-name="P15"/>
      <text:p text:style-name="Text_20_body"/>
      <text:list xml:id="list253083471" text:continue-list="list323244873" text:style-name="Outline">
        <text:list-item>
          <text:list>
            <text:list-item>
              <text:h text:style-name="Heading_20_1" text:outline-level="2"><text:soft-page-break/>Kontekst pracy</text:h>
            </text:list-item>
          </text:list>
        </text:list-item>
      </text:list>
      <text:p text:style-name="Text_20_body"/>
      <text:p text:style-name="Text_20_body"><text:tab/><text:span text:style-name="T2">SODA API na sourceforge</text:span></text:p>
      <text:p text:style-name="P17"/>
      <text:p text:style-name="P17"><text:tab/>brak innych edytorów</text:p>
      <text:p text:style-name="Text_20_body"/>
      <text:list xml:id="list1249312942" text:continue-numbering="true" text:style-name="Outline">
        <text:list-item>
          <text:list>
            <text:list-item>
              <text:h text:style-name="Heading_20_1" text:outline-level="2">Cel pracy</text:h>
            </text:list-item>
          </text:list>
        </text:list-item>
      </text:list>
      <text:p text:style-name="Text_20_body"><text:tab/>Założonym celem było stworzenie narzędzia <text:s/>ułatwiającego zapoznanie się i pracę z SODA API. Planowane funkcjonalności:</text:p>
      <text:list xml:id="list795619907" text:style-name="L1">
        <text:list-item>
          <text:p text:style-name="P26">odczytywanie bazy danych db4o i wyświetlanie klas przechowywanych w niej obiektów</text:p>
        </text:list-item>
        <text:list-item>
          <text:p text:style-name="P26">tworzenie i edytowanie grafów zapytań</text:p>
        </text:list-item>
        <text:list-item>
          <text:p text:style-name="P26">generowanie kodu zapytania na podstawie grafu</text:p>
        </text:list-item>
        <text:list-item>
          <text:p text:style-name="P26">analizowanie gotowych zapytań poprzez wizualizację zapytania w postaci grafu (generowanie grafu na podstawie kodu zapytania)</text:p>
        </text:list-item>
        <text:list-item>
          <text:p text:style-name="P26">zapisywanie grafów w postaci plików graficznych</text:p>
        </text:list-item>
      </text:list>
      <text:p text:style-name="Text_20_body"/>
      <text:list xml:id="list1399585057" text:continue-list="list1249312942" text:style-name="Outline">
        <text:list-item>
          <text:list>
            <text:list-item>
              <text:h text:style-name="Heading_20_1" text:outline-level="2">Przyjęte rozwiązania</text:h>
            </text:list-item>
          </text:list>
        </text:list-item>
      </text:list>
      <text:p text:style-name="P16"><text:tab/>Edytor zapytań będący efektem niniejszej pracy powstał jako wtyczka do Zintegrowanego Środowiska Programistycznego Eclipse<text:note text:id="ftn2" text:note-class="footnote"><text:note-citation>2</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 istniejącej, sprawdzonej bazy kodu, który w innym przypadku autor zmuszony byłby napisać, a który nie jest istotny dla tematu niniejszej pracy. </text:p>
      <text:p text:style-name="P16"><text:tab/>Platforma Eclipse oferuje framework przeznaczony do tworzenia graficznych edytorów o nazwie Graphical Editing Framework (GEF)<text:note text:id="ftn3" text:note-class="footnote"><text:note-citation>3</text:note-citation><text:note-body><text:p text:style-name="Footnote">Graphical Editing Framework - http://www.eclipse.org/gef/</text:p></text:note-body></text:note>. W niniejszej pracy jest on intensywnie wykorzystywany do wizualizacji zapytań. GEF pozwolił autorowi skupić się na centralnym problemie <text:soft-page-break/>niniejszej pracy – wizualnym tworzniu zapytań typu SODA.</text:p>
      <text:p text:style-name="P16"/>
      <text:list xml:id="list592028088" text:continue-numbering="true" text:style-name="Outline">
        <text:list-item>
          <text:list>
            <text:list-item>
              <text:h text:style-name="Heading_20_1" text:outline-level="2">Rezultaty pracy</text:h>
            </text:list-item>
          </text:list>
        </text:list-item>
      </text:list>
      <text:list xml:id="list1132843124" text:style-name="L3">
        <text:list-header>
          <text:p text:style-name="P29">Krótkie omówienie osiągniętych rezultatów oraz ich znaczenia praktycznego, teoretycznego, rozwojowego, itd.</text:p>
          <text:p text:style-name="P30"/>
        </text:list-header>
      </text:list>
      <text:list xml:id="list906994855" text:continue-list="list592028088" text:style-name="Outline">
        <text:list-item>
          <text:list>
            <text:list-item>
              <text:h text:style-name="Heading_20_1" text:outline-level="2">Organizacja pracy</text:h>
            </text:list-item>
          </text:list>
        </text:list-item>
      </text:list>
      <text:list xml:id="list323447915" text:continue-list="list1132843124" text:style-name="L3">
        <text:list-header>
          <text:p text:style-name="P29">Krótkie omówienie organizacji tekstu pracy magisterskiej oraz naświetlenie jej najbardziej istotnych elementów. </text:p>
        </text:list-header>
      </text:list>
      <text:list xml:id="list804898771" text:continue-list="list906994855" text:style-name="Outline">
        <text:list-item>
          <text:h text:style-name="P25" text:outline-level="1">Rozdział II</text:h>
        </text:list-item>
      </text:list>
      <text:p text:style-name="P14">mój soft</text:p>
      <text:p text:style-name="P14"/>
      <text:list xml:id="list1927684852" text:continue-list="list804898771" text:style-name="Outline">
        <text:list-item>
          <text:list>
            <text:list-item text:start-value="1">
              <text:h text:style-name="Heading_20_1" text:outline-level="2" text:restart-numbering="true" text:start-value="-1">Co to jest, do czego i po co</text:h>
            </text:list-item>
          </text:list>
        </text:list-item>
      </text:list>
      <text:p text:style-name="Text_20_body"/>
      <text:p text:style-name="Text_20_body"><text:tab/>bla</text:p>
      <text:p text:style-name="Text_20_body"/>
      <text:list xml:id="list1787654986" text:continue-numbering="true" text:style-name="Outline">
        <text:list-item>
          <text:list>
            <text:list-item>
              <text:h text:style-name="Heading_20_1" text:outline-level="2">Możliwości i ficzery</text:h>
            </text:list-item>
          </text:list>
        </text:list-item>
      </text:list>
      <text:p text:style-name="Text_20_body"/>
      <text:p text:style-name="Text_20_body"><text:tab/>bla</text:p>
      <text:p text:style-name="Text_20_body"/>
      <text:list xml:id="list214815576" text:continue-numbering="true" text:style-name="Outline">
        <text:list-item>
          <text:list>
            <text:list-item>
              <text:h text:style-name="Heading_20_1" text:outline-level="2">Co jest w tym innowacyjnego i czemu jest fajne</text:h>
            </text:list-item>
          </text:list>
        </text:list-item>
      </text:list>
      <text:p text:style-name="Text_20_body"/>
      <text:p text:style-name="Text_20_body"><text:tab/>bla</text:p>
      <text:p text:style-name="Text_20_body"/>
      <text:list xml:id="list1622848800" text:continue-numbering="true" text:style-name="Outline">
        <text:list-item>
          <text:list>
            <text:list-item>
              <text:h text:style-name="Heading_20_1" text:outline-level="2">Użyte narzędzia i technologie</text:h>
            </text:list-item>
          </text:list>
        </text:list-item>
      </text:list>
      <text:p text:style-name="Text_20_body"/>
      <text:p text:style-name="Text_20_body"><text:tab/>bla</text:p>
      <text:p text:style-name="Text_20_body"/>
      <text:list xml:id="list599325235" text:continue-list="list1622848800" text:style-name="Outline">
        <text:list-item>
          <text:list>
            <text:list-item>
              <text:list>
                <text:list-item text:start-value="1">
                  <text:h text:style-name="Heading_20_2" text:outline-level="3" text:restart-numbering="true" text:start-value="-1">db4o</text:h>
                  <text:list>
                    <text:list-item>
                      <text:h text:style-name="Heading_20_3" text:outline-level="4" text:restart-numbering="true" text:start-value="-1">S.O.D.A.</text:h>
                    </text:list-item>
                  </text:list>
                </text:list-item>
              </text:list>
            </text:list-item>
          </text:list>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3" svg:font-family="'Times New Roman'" style:font-family-generic="roman"/>
    <style:font-face style:name="Courier 10 Pitch" svg:font-family="'Courier 10 Pitch'" style:font-pitch="fixed"/>
    <style:font-face style:name="Lohit Gujarati1" svg:font-family="'Lohit Gujarati'" style:font-pitch="variable"/>
    <style:font-face style:name="Lohit Gujarati" svg:font-family="'Lohit Gujarati'" style:font-adornments="Regular"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Nimbus Sans L" svg:font-family="'Nimbus Sans L'" style:font-adornments="Bold"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Outline" style:class="text">
      <style:paragraph-properties fo:margin-top="0.423cm" fo:margin-bottom="0.212cm" fo:text-align="center" style:justify-single-word="false" fo:keep-with-next="always"/>
      <style:text-properties fo:font-variant="normal" fo:text-transform="none" style:font-name="Nimbus Sans L"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Lohit Gujarati" fo:font-size="11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bold" style:font-size-asian="16pt" style:font-weight-asian="bold" style:font-size-complex="16pt" style:font-weight-complex="bold"/>
    </style:style>
    <style:style style:name="Heading_20_1" style:display-name="Heading 1" style:family="paragraph" style:next-style-name="Text_20_body" style:default-outline-level="2" style:list-style-name="Outline" style:class="text" style:master-page-name="">
      <style:paragraph-properties fo:text-align="start" style:justify-single-word="false" style:page-number="auto" fo:background-color="transparent" style:shadow="none" text:number-lines="true" text:line-number="0">
        <style:tab-stops/>
        <style:background-image/>
      </style:paragraph-properties>
      <style:text-properties style:font-name="Lohit Gujarati"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3" style:list-style-name="Outline" style:class="text" style:master-page-name="">
      <style:paragraph-properties fo:text-align="start" style:justify-single-word="false" style:page-number="auto" fo:background-color="transparent" text:number-lines="true" text:line-number="0">
        <style:tab-stops/>
        <style:background-image/>
      </style:paragraph-properties>
      <style:text-properties style:font-name="Lohit Gujarati"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4" style:list-style-name="Outline" style:class="text">
      <style:text-properties style:font-name="Times New Roman1"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agłówek_20_1" style:display-name="Nagłówek 1" style:family="paragraph" style:parent-style-name="Heading" style:default-outline-level="" style:list-style-nam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ext-properties style:font-name="Nimbus Sans L" fo:font-size="14pt" fo:font-weight="bold"/>
    </style:style>
    <style:style style:name="Comment" style:family="paragraph" style:parent-style-name="Contents_20_1"/>
    <style:style style:name="Heading_20_4" style:display-name="Heading 4" style:family="paragraph" style:parent-style-name="Heading" style:next-style-name="Text_20_body" style:default-outline-level="5"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1cm" fo:page-height="29.69cm" style:num-format="1" style:print-orientation="portrait" fo:margin-top="3cm" fo:margin-bottom="3cm" fo:margin-left="2.499cm" fo:margin-right="2.499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weł Piątkowski</meta:initial-creator>
    <meta:creation-date>2009-08-16T16:38:07</meta:creation-date>
    <meta:generator>OpenOffice.org/3.1$Linux OpenOffice.org_project/310m19$Build-9420</meta:generator>
    <dc:date>2010-08-12T23:58:27</dc:date>
    <meta:editing-duration>PT25H06M56S</meta:editing-duration>
    <meta:editing-cycles>87</meta:editing-cycles>
    <meta:document-statistic meta:table-count="0" meta:image-count="2" meta:object-count="0" meta:page-count="12" meta:paragraph-count="89" meta:word-count="1112" meta:character-count="7776"/>
    <meta:user-defined meta:name="Info 1"/>
    <meta:user-defined meta:name="Info 2"/>
    <meta:user-defined meta:name="Info 3"/>
    <meta:user-defined meta:name="Info 4"/>
  </office:meta>
</office:document-meta>
</file>